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FilterReader.setRefid( Reference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FilterReader.setClassName( final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FilterReader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tFilterReader.ge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FilterReader.addParam( final Paramete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FilterReader.ge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FilterReader.getPara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tFilterReader.setClasspath( Path cla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FilterReader.setClasspathRef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FilterReader.create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